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8a854" officeooo:paragraph-rsid="0008a854"/>
    </style:style>
    <style:style style:name="P2" style:family="paragraph" style:parent-style-name="Standard">
      <style:text-properties fo:font-size="14pt" officeooo:rsid="0008a854" officeooo:paragraph-rsid="0008a854" style:font-size-asian="12.25pt" style:font-size-complex="14pt"/>
    </style:style>
    <style:style style:name="P3" style:family="paragraph" style:parent-style-name="Standard">
      <style:text-properties fo:font-size="14pt" officeooo:rsid="0009d426" officeooo:paragraph-rsid="0009d426" style:font-size-asian="12.25pt" style:font-size-complex="14pt"/>
    </style:style>
    <style:style style:name="P4" style:family="paragraph" style:parent-style-name="Standard">
      <style:text-properties officeooo:rsid="0009d426" officeooo:paragraph-rsid="0009d426"/>
    </style:style>
    <style:style style:name="P5" style:family="paragraph" style:parent-style-name="Standard">
      <style:text-properties officeooo:rsid="000b8391" officeooo:paragraph-rsid="000b8391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b8391" style:font-size-asian="12.25pt" style:font-size-complex="14pt"/>
    </style:style>
    <style:style style:name="T3" style:family="text">
      <style:text-properties officeooo:rsid="0009d426"/>
    </style:style>
    <style:style style:name="T4" style:family="text">
      <style:text-properties officeooo:rsid="000b83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ed data for populating database draft:</text:p>
      <text:p text:style-name="P2"/>
      <text:p text:style-name="P2">Table: Users</text:p>
      <text:p text:style-name="P2"><text:span text:style-name="T3">U</text:span>ser_<text:span text:style-name="T3">ID</text:span> - <text:span text:style-name="T3">INTEGER</text:span></text:p>
      <text:p text:style-name="P2"><text:span text:style-name="T3">U</text:span>sername - <text:span text:style-name="T3">TEXT</text:span></text:p>
      <text:p text:style-name="P2"><text:span text:style-name="T3">P</text:span>assword – SHA256 Hash (BLOB)</text:p>
      <text:p text:style-name="P2"/>
      <text:p text:style-name="P2">Table: Movies</text:p>
      <text:p text:style-name="P2">Movie_ID - I<text:span text:style-name="T3">NTEGER</text:span></text:p>
      <text:p text:style-name="P2">Movie_<text:span text:style-name="T3">N</text:span>ame – <text:span text:style-name="T3">TEXT</text:span></text:p>
      <text:p text:style-name="P2"><text:span text:style-name="T3">Movie_</text:span>Rating – <text:span text:style-name="T3">TEXT</text:span></text:p>
      <text:p text:style-name="P2"><text:span text:style-name="T4">Movie_</text:span>Runtime – Date/Time (BLOB) <text:span text:style-name="T3">(SQLITE DATETIME FUNCTIONS)</text:span></text:p>
      <text:p text:style-name="P2"><text:span text:style-name="T4">Movie_S</text:span>tarring – <text:span text:style-name="T3">TEXT</text:span></text:p>
      <text:p text:style-name="P2"><text:span text:style-name="T4">Movie_I</text:span>mage – <text:span text:style-name="T3">TEXT</text:span></text:p>
      <text:p text:style-name="P3">Movie_Description - TEXT</text:p>
      <text:p text:style-name="P2"/>
      <text:p text:style-name="P1"><text:span text:style-name="T1">Table: Screens</text:span></text:p>
      <text:p text:style-name="P4"><text:span text:style-name="T1">Screen_ID - INTEGER</text:span></text:p>
      <text:p text:style-name="P4"><text:span text:style-name="T1">Seat_Booked - TEXT</text:span></text:p>
      <text:p text:style-name="P4"><text:span text:style-name="T1"/></text:p>
      <text:p text:style-name="P4"><text:span text:style-name="T1">Table: Seat</text:span></text:p>
      <text:p text:style-name="P5"><text:span text:style-name="T1">A-E – TEXT</text:span></text:p>
      <text:p text:style-name="P5"><text:span text:style-name="T1">1- 5 -TEXT (Text chosen for easier string manipulation)</text:span></text:p>
      <text:p text:style-name="P4"><text:span text:style-name="T2"/></text:p>
      <text:p text:style-name="P4"><text:span text:style-name="T1">Table: Tickets</text:span></text:p>
      <text:p text:style-name="P4"><text:span text:style-name="T1">Booking_Id – INTEGER</text:span></text:p>
      <text:p text:style-name="P4"><text:span text:style-name="T1">User_</text:span><text:span text:style-name="T2">ID</text:span><text:span text:style-name="T1"> – INTEGER</text:span></text:p>
      <text:p text:style-name="P4"><text:span text:style-name="T1">Price_Paid – FLOAT</text:span></text:p>
      <text:p text:style-name="P4"><text:span text:style-name="T1">QR_Code – BLOB?</text:span></text:p>
      <text:p text:style-name="P4"><text:span text:style-name="T1"/></text:p>
      <text:p text:style-name="P1">Table: <text:span text:style-name="T3">Whats_On</text:span></text:p>
      <text:p text:style-name="P4">Movie_ID - INTEGER</text:p>
      <text:p text:style-name="P4">Screen_ID - INTEGER</text:p>
      <text:p text:style-name="P4">Start_<text:span text:style-name="T4">T</text:span>ime - <text:s/>(SQLITE DATETIME FUNCTION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[sc16ajdh]</meta:initial-creator>
    <meta:creation-date>2018-02-16T10:57:39.410264755</meta:creation-date>
    <dc:date>2018-02-16T11:33:38.495998364</dc:date>
    <dc:creator>Alexander [sc16ajdh]</dc:creator>
    <meta:editing-duration>PT4M58S</meta:editing-duration>
    <meta:editing-cycles>1</meta:editing-cycles>
    <meta:document-statistic meta:table-count="0" meta:image-count="0" meta:object-count="0" meta:page-count="2" meta:paragraph-count="28" meta:word-count="84" meta:character-count="609" meta:non-whitespace-character-count="541"/>
    <meta:generator>LibreOffice/5.0.6.2$Linux_X86_64 LibreOffice_project/00$Build-2</meta:generator>
  </office:meta>
</office:document-meta>
</file>